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1.167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6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601cm"/>
    </style:style>
    <style:style style:name="gr13" style:family="graphic" style:parent-style-name="standard">
      <style:graphic-properties draw:textarea-horizontal-align="justify" draw:textarea-vertical-align="middle" draw:auto-grow-height="false" fo:min-height="0.739cm" fo:min-width="1.669cm"/>
    </style:style>
    <style:style style:name="gr14" style:family="graphic" style:parent-style-name="standard">
      <style:graphic-properties draw:textarea-horizontal-align="justify" draw:textarea-vertical-align="middle" draw:auto-grow-height="false" fo:min-height="1.03cm" fo:min-width="2.939cm"/>
    </style:style>
    <style:style style:name="gr15" style:family="graphic" style:parent-style-name="standard">
      <style:graphic-properties draw:textarea-horizontal-align="justify" draw:textarea-vertical-align="middle" draw:auto-grow-height="false" fo:min-height="0.64cm" fo:min-width="0.326cm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1.532cm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18" style:family="graphic" style:parent-style-name="standard">
      <style:graphic-properties draw:textarea-horizontal-align="justify" draw:textarea-vertical-align="middle" draw:auto-grow-height="false" fo:min-height="0.893cm" fo:min-width="1.659cm"/>
    </style:style>
    <style:style style:name="gr19" style:family="graphic" style:parent-style-name="standard">
      <style:graphic-properties draw:textarea-horizontal-align="justify" draw:textarea-vertical-align="middle" draw:auto-grow-height="false" fo:min-height="0.703cm" fo:min-width="0.4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39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1.586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1.8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3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92cm"/>
    </style:style>
    <style:style style:name="gr27" style:family="graphic" style:parent-style-name="standard">
      <style:graphic-properties draw:textarea-horizontal-align="justify" draw:textarea-vertical-align="middle" draw:auto-grow-height="false" fo:min-height="0.894cm" fo:min-width="0.707cm"/>
    </style:style>
    <style:style style:name="gr28" style:family="graphic" style:parent-style-name="standard">
      <style:graphic-properties draw:textarea-horizontal-align="justify" draw:textarea-vertical-align="middle" draw:auto-grow-height="false" fo:min-height="1.147cm" fo:min-width="2.42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1" style:family="graphic" style:parent-style-name="standard">
      <style:graphic-properties draw:textarea-horizontal-align="justify" draw:textarea-vertical-align="middle" draw:auto-grow-height="false" fo:min-height="0.648cm" fo:min-width="1.207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6.422cm" style:use-optimal-column-width="false"/>
    </style:style>
    <style:style style:name="co4" style:family="table-column">
      <style:table-column-properties style:column-width="13.86cm" style:use-optimal-column-width="false"/>
    </style:style>
    <style:style style:name="co5" style:family="table-column">
      <style:table-column-properties style:column-width="8.289cm" style:use-optimal-column-width="false"/>
    </style:style>
    <style:style style:name="co6" style:family="table-column">
      <style:table-column-properties style:column-width="6.642cm" style:use-optimal-column-width="false"/>
    </style:style>
    <style:style style:name="co7" style:family="table-column">
      <style:table-column-properties style:column-width="20.909cm" style:use-optimal-column-width="false"/>
    </style:style>
    <style:style style:name="co8" style:family="table-column">
      <style:table-column-properties style:column-width="8.648cm" style:use-optimal-column-width="false"/>
    </style:style>
    <style:style style:name="co9" style:family="table-column">
      <style:table-column-properties style:column-width="6.421cm" style:use-optimal-column-width="false"/>
    </style:style>
    <style:style style:name="co10" style:family="table-column">
      <style:table-column-properties style:column-width="13.859cm" style:use-optimal-column-width="false"/>
    </style:style>
    <style:style style:name="co11" style:family="table-column">
      <style:table-column-properties style:column-width="4.013cm" style:use-optimal-column-width="false"/>
    </style:style>
    <style:style style:name="co12" style:family="table-column">
      <style:table-column-properties style:column-width="11.601cm" style:use-optimal-column-width="false"/>
    </style:style>
    <style:style style:name="co13" style:family="table-column">
      <style:table-column-properties style:column-width="20.225cm" style:use-optimal-column-width="false"/>
    </style:style>
    <style:style style:name="co14" style:family="table-column">
      <style:table-column-properties style:column-width="8.651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546cm"/>
    </style:style>
    <style:style style:name="ro4" style:family="table-row">
      <style:table-row-properties style:row-height="1.371cm"/>
    </style:style>
    <style:style style:name="ro5" style:family="table-row">
      <style:table-row-properties style:row-height="2.481cm"/>
    </style:style>
    <style:style style:name="ro6" style:family="table-row">
      <style:table-row-properties style:row-height="0cm"/>
    </style:style>
    <style:style style:name="ro7" style:family="table-row">
      <style:table-row-properties style:row-height="6.743cm"/>
    </style:style>
    <style:style style:name="ro8" style:family="table-row">
      <style:table-row-properties style:row-height="6.741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00%"/>
      <style:text-properties fo:color="#0066cc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paragraph-properties fo:line-height="100%"/>
    </style:style>
    <style:style style:name="P12" style:family="paragraph">
      <style:text-properties fo:color="#0066cc"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color="#0066cc" fo:font-size="14pt" style:font-size-asian="14pt" style:font-size-complex="14pt"/>
    </style:style>
    <style:style style:name="P14" style:family="paragraph">
      <style:paragraph-properties fo:line-height="100%"/>
      <style:text-properties fo:color="#0066cc"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66cc" fo:font-size="18pt"/>
    </style:style>
    <style:style style:name="T5" style:family="text">
      <style:text-properties fo:color="#0066c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937cm" svg:height="5.08cm" svg:x="8.294cm" svg:y="6.82cm">
          <text:p text:style-name="P1"><text:span text:style-name="T1">8-bit</text:span></text:p>
          <text:p text:style-name="P1"><text:span text:style-name="T1">Updn_</text:span></text:p>
          <text:p text:style-name="P1"><text:span text:style-name="T1">counter_with</text:span></text:p>
          <text:p text:style-name="P1"><text:span text:style-name="T1"><text:s/></text:span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889cm" svg:x="6.416cm" svg:y="9.1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xml:id="id1" draw:id="id1" draw:layer="layout" svg:width="0.381cm" svg:height="0.508cm" svg:x="10.145cm" svg:y="1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548cm" svg:y1="13.408cm" svg:x2="10.336cm" svg:y2="12.47cm" draw:end-shape="id1" draw:end-glue-point="8" svg:d="M6548 13408v-218h3788v-720" svg:viewBox="0 0 3789 939">
          <text:p/>
        </draw:connector>
        <draw:frame draw:style-name="gr5" draw:text-style-name="P3" draw:layer="layout" svg:width="1.112cm" svg:height="0.806cm" svg:x="5.665cm" svg:y="8.452cm">
          <draw:text-box>
            <text:p><text:span text:style-name="T2">clk</text:span></text:p>
          </draw:text-box>
        </draw:frame>
        <draw:frame draw:style-name="gr6" draw:text-style-name="P3" draw:layer="layout" svg:width="2.157cm" svg:height="0.806cm" svg:x="5.5cm" svg:y="12.362cm">
          <draw:text-box>
            <text:p><text:span text:style-name="T2">reset_n</text:span></text:p>
          </draw:text-box>
        </draw:frame>
        <draw:connector draw:style-name="gr4" draw:text-style-name="P1" draw:layer="layout" svg:x1="6.61cm" svg:y1="5.982cm" svg:x2="10.262cm" svg:y2="6.82cm" draw:end-shape="id2" draw:end-glue-point="0" svg:d="M6610 5982v169h3652v669" svg:viewBox="0 0 3653 839">
          <text:p/>
        </draw:connector>
        <draw:frame draw:style-name="gr7" draw:text-style-name="P3" draw:layer="layout" svg:width="1.988cm" svg:height="0.806cm" svg:x="5.246cm" svg:y="5.55cm">
          <draw:text-box>
            <text:p><text:span text:style-name="T2">enable</text:span></text:p>
          </draw:text-box>
        </draw:frame>
        <draw:line draw:style-name="gr4" draw:text-style-name="P1" draw:layer="layout" svg:x1="12.231cm" svg:y1="8.09cm" svg:x2="15.025cm" svg:y2="8.09cm">
          <text:p/>
        </draw:line>
        <draw:frame draw:style-name="gr8" draw:text-style-name="P3" draw:layer="layout" svg:width="4.443cm" svg:height="0.806cm" svg:x="12.974cm" svg:y="8.098cm">
          <draw:text-box>
            <text:p><text:span text:style-name="T2">[width-1] count</text:span></text:p>
          </draw:text-box>
        </draw:frame>
        <draw:frame draw:style-name="gr9" draw:text-style-name="P5" draw:layer="layout" svg:width="13.134cm" svg:height="1.119cm" svg:x="4.806cm" svg:y="2.986cm">
          <draw:text-box>
            <text:p text:style-name="P4"><text:span text:style-name="T3">Module of updn_counter with load</text:span></text:p>
          </draw:text-box>
        </draw:frame>
        <draw:line draw:style-name="gr4" draw:text-style-name="P1" draw:layer="layout" svg:x1="6.616cm" svg:y1="11.537cm" svg:x2="8.267cm" svg:y2="11.537cm">
          <text:p/>
        </draw:line>
        <draw:frame draw:style-name="gr10" draw:text-style-name="P3" draw:layer="layout" svg:width="3.999cm" svg:height="0.806cm" svg:x="3.927cm" svg:y="11.464cm">
          <draw:text-box>
            <text:p><text:span text:style-name="T2">[width-1]data_in</text:span></text:p>
          </draw:text-box>
        </draw:frame>
        <draw:line draw:style-name="gr4" draw:text-style-name="P1" draw:layer="layout" svg:x1="6.743cm" svg:y1="7.835cm" svg:x2="8.394cm" svg:y2="7.835cm">
          <text:p/>
        </draw:line>
        <draw:frame draw:style-name="gr7" draw:text-style-name="P3" draw:layer="layout" svg:width="1.988cm" svg:height="0.806cm" svg:x="6.235cm" svg:y="7.227cm">
          <draw:text-box>
            <text:p><text:span text:style-name="T2">load_n</text:span></text:p>
          </draw:text-box>
        </draw:frame>
        <draw:line draw:style-name="gr4" draw:text-style-name="P1" draw:layer="layout" svg:x1="6.715cm" svg:y1="10.652cm" svg:x2="8.239cm" svg:y2="10.652cm">
          <text:p/>
        </draw:line>
        <draw:frame draw:style-name="gr11" draw:text-style-name="P3" draw:layer="layout" svg:width="1.878cm" svg:height="0.806cm" svg:x="5.426cm" svg:y="10.498cm">
          <draw:text-box>
            <text:p><text:span text:style-name="T2">up_dn</text:span></text:p>
          </draw:text-box>
        </draw:frame>
      </draw:page>
      <draw:page draw:name="page2" draw:style-name="dp1" draw:master-page-name="Default">
        <draw:frame draw:style-name="gr12" draw:text-style-name="P6" draw:layer="layout" svg:width="12.101cm" svg:height="1.119cm" svg:x="5.253cm" svg:y="1.955cm">
          <draw:text-box>
            <text:p><text:span text:style-name="T3">updn_counter_load description</text:span></text:p>
          </draw:text-box>
        </draw:frame>
        <draw:frame draw:style-name="standard" draw:layer="layout" svg:width="18.161cm" svg:height="13.412cm" svg:x="1.893cm" svg:y="4.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<text:s text:c="4"/></text:span></text:p>
                <text:p><text:span text:style-name="T4"><text:s text:c="6"/></text:span><text:span text:style-name="T4">signal</text:span></text:p>
              </table:table-cell>
              <table:table-cell>
                <text:p><text:span text:style-name="T4"/></text:p>
                <text:p><text:span text:style-name="T4"><text:s text:c="5"/></text:span><text:span text:style-name="T4">direction</text:span></text:p>
              </table:table-cell>
              <table:table-cell>
                <text:p><text:span text:style-name="T4"/></text:p>
                <text:p><text:span text:style-name="T4"><text:s text:c="8"/></text:span><text:span text:style-name="T4">width</text:span></text:p>
              </table:table-cell>
              <table:table-cell>
                <text:p><text:span text:style-name="T4"/></text:p>
                <text:p><text:span text:style-name="T4"><text:s/></text:span><text:span text:style-name="T4">description</text:span></text:p>
              </table:table-cell>
            </table:table-row>
            <table:table-row table:style-name="ro2" table:default-cell-style-name="ce1">
              <table:table-cell>
                <text:p><text:span text:style-name="T4">clk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4">enable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4">reset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4">load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 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5">up_dn</text:span></text:p>
              </table:table-cell>
              <table:table-cell>
                <text:p><text:span text:style-name="T5">input</text:span></text:p>
              </table:table-cell>
              <table:table-cell>
                <text:p><text:span text:style-name="T5"><text:s text:c="6"/></text:span><text:span text:style-name="T5">1 bit</text:span></text:p>
              </table:table-cell>
              <table:table-cell>
                <text:p><text:span text:style-name="T5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4">data_in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7"/></text:span><text:span text:style-name="T4">8 bit</text:span></text:p>
              </table:table-cell>
              <table:table-cell>
                <text:p><text:span text:style-name="T4">8 bit input data</text:span></text:p>
              </table:table-cell>
            </table:table-row>
            <table:table-row table:style-name="ro3" table:default-cell-style-name="ce1">
              <table:table-cell>
                <text:p><text:span text:style-name="T4">data_out</text:span></text:p>
              </table:table-cell>
              <table:table-cell>
                <text:p><text:span text:style-name="T4">output</text:span></text:p>
              </table:table-cell>
              <table:table-cell>
                <text:p><text:span text:style-name="T4"><text:s text:c="6"/></text:span><text:span text:style-name="T4">8 bit</text:span></text:p>
              </table:table-cell>
              <table:table-cell>
                <text:p><text:span text:style-name="T4">8 output dat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3" draw:text-style-name="P7" draw:layer="layout" svg:width="3.067cm" svg:height="1.397cm" svg:x="7.693cm" svg:y="1.154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.461cm" svg:height="2.032cm" svg:x="6.315cm" svg:y="3.413cm">
          <text:p text:style-name="P1"><text:span text:style-name="T6">input=clk,rst_n,en,</text:span></text:p>
          <text:p text:style-name="P1"><text:span text:style-name="T6">up_dn,data_in,load.</text:span></text:p>
          <text:p text:style-name="P1"><text:span text:style-name="T6">output=count.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9.255cm" svg:y1="2.578cm" svg:x2="9.255cm" svg:y2="3.467cm">
          <text:p/>
        </draw:line>
        <draw:custom-shape draw:style-name="gr15" draw:text-style-name="P8" xml:id="id3" draw:id="id3" draw:layer="layout" svg:width="1.651cm" svg:height="1.778cm" svg:x="5.285cm" svg:y="11.188cm">
          <text:p text:style-name="P1"><text:span text:style-name="T6">load_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8" xml:id="id4" draw:id="id4" draw:layer="layout" svg:width="1.651cm" svg:height="1.778cm" svg:x="9.609cm" svg:y="12.974cm">
          <text:p text:style-name="P1"><text:span text:style-name="T6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8" xml:id="id5" draw:id="id5" draw:layer="layout" svg:width="1.651cm" svg:height="1.778cm" svg:x="13.192cm" svg:y="15.514cm">
          <text:p text:style-name="P1"><text:span text:style-name="T6">up_d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.936cm" svg:y1="12.077cm" svg:x2="10.435cm" svg:y2="12.974cm" draw:start-shape="id3" draw:start-glue-point="7" draw:end-shape="id4" draw:end-glue-point="4" svg:d="M6936 12077h3499v897" svg:viewBox="0 0 3500 898">
          <text:p/>
        </draw:connector>
        <draw:connector draw:style-name="gr4" draw:text-style-name="P1" draw:layer="layout" svg:x1="11.26cm" svg:y1="13.863cm" svg:x2="14.018cm" svg:y2="15.514cm" draw:start-shape="id4" draw:start-glue-point="7" draw:end-shape="id5" draw:end-glue-point="4" svg:d="M11260 13863h2758v1651" svg:viewBox="0 0 2759 1652">
          <text:p/>
        </draw:connector>
        <draw:custom-shape draw:style-name="gr16" draw:text-style-name="P8" xml:id="id11" draw:id="id11" draw:layer="layout" svg:width="2.032cm" svg:height="0.889cm" svg:x="5.091cm" svg:y="14.244cm">
          <text:p text:style-name="P1"><text:span text:style-name="T6">data_out=</text:span></text:p>
          <text:p text:style-name="P1"><text:span text:style-name="T6">data_i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12.974cm" svg:x2="6.08cm" svg:y2="14.244cm">
          <text:p/>
        </draw:line>
        <draw:custom-shape draw:style-name="gr17" draw:text-style-name="P8" xml:id="id13" draw:id="id13" draw:layer="layout" svg:width="2.032cm" svg:height="1.016cm" svg:x="9.336cm" svg:y="15.587cm">
          <text:p text:style-name="P1"><text:span text:style-name="T6">data_out=</text:span></text:p>
          <text:p text:style-name="P1"><text:span text:style-name="T6">data_ou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398cm" svg:y1="14.752cm" svg:x2="10.398cm" svg:y2="15.641cm">
          <text:p/>
        </draw:line>
        <draw:custom-shape draw:style-name="gr18" draw:text-style-name="P8" xml:id="id6" draw:id="id6" draw:layer="layout" svg:width="2.159cm" svg:height="1.143cm" svg:x="17.256cm" svg:y="18.027cm">
          <text:p text:style-name="P1"><text:span text:style-name="T6">data_out=</text:span></text:p>
          <text:p text:style-name="P1"><text:span text:style-name="T6">data_out+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7" draw:id="id7" draw:layer="layout" svg:width="1.824cm" svg:height="1.905cm" svg:x="13.173cm" svg:y="18.381cm">
          <text:p text:style-name="P1"><text:span text:style-name="T6">data_out</text:span></text:p>
          <text:p text:style-name="P1"><text:span text:style-name="T6">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4.081cm" svg:y1="17.292cm" svg:x2="14.081cm" svg:y2="18.435cm">
          <text:p/>
        </draw:line>
        <draw:connector draw:style-name="gr4" draw:text-style-name="P1" draw:layer="layout" svg:x1="14.843cm" svg:y1="16.403cm" svg:x2="18.335cm" svg:y2="18.027cm" draw:start-shape="id5" draw:start-glue-point="7" draw:end-shape="id6" draw:end-glue-point="0" svg:d="M14843 16403h3492v1624" svg:viewBox="0 0 3493 1625">
          <text:p/>
        </draw:connector>
        <draw:frame draw:style-name="gr20" draw:text-style-name="P9" draw:layer="layout" svg:width="1.239cm" svg:height="0.683cm" svg:x="16.113cm" svg:y="15.722cm">
          <draw:text-box>
            <text:p><text:span text:style-name="T6">high</text:span></text:p>
          </draw:text-box>
        </draw:frame>
        <draw:custom-shape draw:style-name="gr21" draw:text-style-name="P8" xml:id="id14" draw:id="id14" draw:layer="layout" svg:width="2.086cm" svg:height="0.889cm" svg:x="12.938cm" svg:y="21.837cm">
          <text:p text:style-name="P1"><text:span text:style-name="T6">data_out=0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xml:id="id8" draw:id="id8" draw:layer="layout" svg:width="2.307cm" svg:height="0.889cm" svg:x="16.346cm" svg:y="21.737cm">
          <text:p text:style-name="P1"><text:span text:style-name="T6">data_out=</text:span></text:p>
          <text:p text:style-name="P1"><text:span text:style-name="T6">data_out-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997cm" svg:y1="19.334cm" svg:x2="17.499cm" svg:y2="21.737cm" draw:start-shape="id7" draw:start-glue-point="7" draw:end-shape="id8" draw:end-glue-point="0" svg:d="M14997 19334h2502v2403" svg:viewBox="0 0 2503 2404">
          <text:p/>
        </draw:connector>
        <draw:line draw:style-name="gr4" draw:text-style-name="P1" draw:layer="layout" svg:x1="14.081cm" svg:y1="20.213cm" svg:x2="14.081cm" svg:y2="21.864cm">
          <text:p/>
        </draw:line>
        <draw:frame draw:style-name="gr23" draw:text-style-name="P9" draw:layer="layout" svg:width="1.103cm" svg:height="0.683cm" svg:x="14.008cm" svg:y="20.375cm">
          <draw:text-box>
            <text:p><text:span text:style-name="T6">yes</text:span></text:p>
          </draw:text-box>
        </draw:frame>
        <draw:frame draw:style-name="gr24" draw:text-style-name="P9" draw:layer="layout" svg:width="0.934cm" svg:height="0.683cm" svg:x="15.832cm" svg:y="19.178cm">
          <draw:text-box>
            <text:p><text:span text:style-name="T6">no</text:span></text:p>
          </draw:text-box>
        </draw:frame>
        <draw:frame draw:style-name="gr25" draw:text-style-name="P9" draw:layer="layout" svg:width="1.078cm" svg:height="0.683cm" svg:x="14.035cm" svg:y="17.273cm">
          <draw:text-box>
            <text:p><text:span text:style-name="T6">low</text:span></text:p>
          </draw:text-box>
        </draw:frame>
        <draw:frame draw:style-name="gr26" draw:text-style-name="P10" draw:layer="layout" svg:width="1.192cm" svg:height="0.662cm" svg:x="12.176cm" svg:y="13.282cm">
          <draw:text-box>
            <text:p><text:span text:style-name="T7">high</text:span></text:p>
          </draw:text-box>
        </draw:frame>
        <draw:frame draw:style-name="gr25" draw:text-style-name="P9" draw:layer="layout" svg:width="1.078cm" svg:height="0.683cm" svg:x="10.452cm" svg:y="14.679cm">
          <draw:text-box>
            <text:p><text:span text:style-name="T6">low</text:span></text:p>
          </draw:text-box>
        </draw:frame>
        <draw:frame draw:style-name="gr20" draw:text-style-name="P9" draw:layer="layout" svg:width="1.239cm" svg:height="0.683cm" svg:x="7.985cm" svg:y="11.504cm">
          <draw:text-box>
            <text:p><text:span text:style-name="T6">high</text:span></text:p>
          </draw:text-box>
        </draw:frame>
        <draw:frame draw:style-name="gr25" draw:text-style-name="P9" draw:layer="layout" svg:width="1.078cm" svg:height="0.683cm" svg:x="6.007cm" svg:y="13.055cm">
          <draw:text-box>
            <text:p><text:span text:style-name="T6">low</text:span></text:p>
          </draw:text-box>
        </draw:frame>
        <draw:custom-shape draw:style-name="gr27" draw:text-style-name="P7" xml:id="id9" draw:id="id9" draw:layer="layout" svg:width="2.413cm" svg:height="2.286cm" svg:x="7.612cm" svg:y="7.523cm">
          <text:p text:style-name="P1"><text:span text:style-name="T2">rst_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8.852cm" svg:y1="5.444cm" svg:x2="8.874cm" svg:y2="7.604cm">
          <text:p/>
        </draw:line>
        <draw:connector draw:style-name="gr4" draw:text-style-name="P1" draw:layer="layout" svg:x1="7.612cm" svg:y1="8.666cm" svg:x2="6.111cm" svg:y2="11.188cm" draw:start-shape="id9" draw:start-glue-point="5" draw:end-shape="id3" draw:end-glue-point="4" svg:d="M7612 8666h-1501v2522" svg:viewBox="0 0 1502 2523">
          <text:p/>
        </draw:connector>
        <draw:custom-shape draw:style-name="gr28" draw:text-style-name="P7" xml:id="id10" draw:id="id10" draw:layer="layout" svg:width="2.921cm" svg:height="1.397cm" svg:x="12.122cm" svg:y="10.652cm">
          <text:p text:style-name="P1"><text:span text:style-name="T2">data_out=</text:span></text:p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025cm" svg:y1="8.666cm" svg:x2="13.582cm" svg:y2="10.652cm" draw:start-shape="id9" draw:start-glue-point="7" draw:end-shape="id10" draw:end-glue-point="0" svg:d="M10025 8666h3557v1986" svg:viewBox="0 0 3558 1987">
          <text:p/>
        </draw:connector>
        <draw:frame draw:style-name="gr29" draw:text-style-name="P3" draw:layer="layout" svg:width="1.239cm" svg:height="0.806cm" svg:x="11.06cm" svg:y="7.885cm">
          <draw:text-box>
            <text:p><text:span text:style-name="T2">low</text:span></text:p>
          </draw:text-box>
        </draw:frame>
        <draw:frame draw:style-name="gr30" draw:text-style-name="P3" draw:layer="layout" svg:width="1.438cm" svg:height="0.806cm" svg:x="6.134cm" svg:y="10.252cm">
          <draw:text-box>
            <text:p><text:span text:style-name="T2">high</text:span></text:p>
          </draw:text-box>
        </draw:frame>
        <draw:custom-shape draw:style-name="gr31" draw:text-style-name="P7" xml:id="id12" draw:id="id12" draw:layer="layout" svg:width="2.413cm" svg:height="1.27cm" svg:x="9.074cm" svg:y="24.903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107cm" svg:y1="15.133cm" svg:x2="10.281cm" svg:y2="24.903cm" draw:start-shape="id11" draw:start-glue-point="2" draw:end-shape="id12" draw:end-glue-point="4" svg:d="M6107 15133v4885h4174v4885" svg:viewBox="0 0 4175 9771">
          <text:p/>
        </draw:connector>
        <draw:connector draw:style-name="gr4" draw:text-style-name="P1" draw:layer="layout" svg:x1="10.352cm" svg:y1="16.603cm" svg:x2="10.281cm" svg:y2="24.903cm" draw:start-shape="id13" draw:start-glue-point="2" draw:end-shape="id12" draw:end-glue-point="4" svg:d="M10352 16603v4150h-71v4150" svg:viewBox="0 0 72 8301">
          <text:p/>
        </draw:connector>
        <draw:connector draw:style-name="gr4" draw:text-style-name="P1" draw:layer="layout" svg:x1="13.981cm" svg:y1="22.726cm" svg:x2="10.281cm" svg:y2="24.903cm" draw:start-shape="id14" draw:start-glue-point="2" draw:end-shape="id12" draw:end-glue-point="4" svg:d="M13981 22726v1088h-3700v1089" svg:viewBox="0 0 3701 2178">
          <text:p/>
        </draw:connector>
        <draw:connector draw:style-name="gr4" draw:text-style-name="P1" draw:layer="layout" svg:x1="17.499cm" svg:y1="22.626cm" svg:x2="10.281cm" svg:y2="24.903cm" draw:start-shape="id8" draw:start-glue-point="2" draw:end-shape="id12" draw:end-glue-point="4" svg:d="M17499 22626v1138h-7218v1139" svg:viewBox="0 0 7219 2278">
          <text:p/>
        </draw:connector>
      </draw:page>
      <draw:page draw:name="page4" draw:style-name="dp1" draw:master-page-name="Default">
        <draw:frame draw:style-name="standard" draw:layer="layout" svg:width="64.769cm" svg:height="30.098cm" svg:x="-21.606cm" svg:y="-3.82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8">S.no</text:span></text:p>
              </table:table-cell>
              <table:table-cell>
                <text:p><text:span text:style-name="T8">Functionality</text:span></text:p>
              </table:table-cell>
              <table:table-cell>
                <text:p><text:span text:style-name="T8"><text:s text:c="4"/></text:span><text:span text:style-name="T8">Test procedure</text:span></text:p>
              </table:table-cell>
              <table:table-cell>
                <text:p><text:span text:style-name="T8">Expected output</text:span></text:p>
              </table:table-cell>
              <table:table-cell>
                <text:p><text:span text:style-name="T8">Actual output</text:span></text:p>
              </table:table-cell>
              <table:table-cell>
                <text:p><text:span text:style-name="T8">Result </text:span></text:p>
                <text:p><text:span text:style-name="T8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1.</text:span></text:p>
              </table:table-cell>
              <table:table-cell>
                <text:p><text:span text:style-name="T9">Reset check -check for the reset of the circuit by making rst_n as <text:s/>0. According to the spec the internal count has to reconfigure itself to 0.the internal count has to be reflected at the output.</text:span></text:p>
              </table:table-cell>
              <table:table-cell>
                <text:p><text:span text:style-name="T9">Make</text:span></text:p>
                <text:p><text:span text:style-name="T9">rst_n=0 </text:span></text:p>
                <text:p><text:span text:style-name="T9">enable=x</text:span></text:p>
                <text:p><text:span text:style-name="T9">,load=x</text:span></text:p>
                <text:p><text:span text:style-name="T9">Updn=x,</text:span></text:p>
              </table:table-cell>
              <table:table-cell table:style-name="ce4">
                <text:p text:style-name="P11"><text:span text:style-name="T9">data_out=0</text:span></text:p>
              </table:table-cell>
              <table:table-cell>
                <text:p><text:span text:style-name="T9">time=15,clk=1, rst_n=0, en=1, data_in= <text:s/>0, load_n=0, up_dn=1, data_out= <text:s/>0, </text:span></text:p>
                <text:p><text:span text:style-name="T9"><text:s/></text:span><text:span text:style-name="T9">time=20,clk=0, rst_n=1, en=1, data_in= <text:s/>0, load_n=1, up_dn=1, data_out= <text:s/>0, </text:span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2.</text:span></text:p>
              </table:table-cell>
              <table:table-cell>
                <text:p><text:span text:style-name="T9">load_n check-</text:span></text:p>
                <text:p><text:span text:style-name="T9">Check for load_n is 0 when reset_n is <text:s/>high. According <text:s/>to spec data_out is data_in.</text:span></text:p>
              </table:table-cell>
              <table:table-cell>
                <text:p><text:span text:style-name="T9">Make</text:span></text:p>
                <text:p><text:span text:style-name="T9">rst_n=1, </text:span></text:p>
                <text:p><text:span text:style-name="T9">Load_n=0,</text:span></text:p>
                <text:p><text:span text:style-name="T9"/></text:p>
              </table:table-cell>
              <table:table-cell table:style-name="ce4">
                <text:p text:style-name="P11"><text:span text:style-name="T9">data_out=</text:span></text:p>
                <text:p text:style-name="P11"><text:span text:style-name="T9">data_in</text:span></text:p>
              </table:table-cell>
              <table:table-cell>
                <text:p><text:span text:style-name="T9">rst_n=1, en=1, data_in=200, load_n=0, up_dn=1, data_out= <text:s/>0,</text:span></text:p>
                <text:p><text:span text:style-name="T9">rst_n=1, en=1, data_in=200, load_n=0, up_dn=1, data_out=200,</text:span></text:p>
                <text:p><text:span text:style-name="T9">rst_n=1, en=1, data_in= <text:s/>0, load_n=1, up_dn=1, data_out=200,</text:span></text:p>
                <text:p><text:span text:style-name="T9">rst_n=1, en=1, data_in= <text:s/>0, load_n=1, up_dn=1, data_out=201,</text:span></text:p>
                <text:p><text:span text:style-name="T9">rst_n=1, en=1, data_in= <text:s/>0, load_n=1, up_dn=1, data_out=201,</text:span></text:p>
                <text:p><text:span text:style-name="T9"/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3.</text:span></text:p>
              </table:table-cell>
              <table:table-cell>
                <text:p><text:span text:style-name="T9">Count check-</text:span></text:p>
                <text:p><text:span text:style-name="T9">Check for load_n is 1 ,enable is 1,updn is 1 when reset is high. According spec it starts up counting.</text:span></text:p>
              </table:table-cell>
              <table:table-cell>
                <text:p><text:span text:style-name="T9">Make </text:span></text:p>
                <text:p><text:span text:style-name="T9">rst_n=1,</text:span></text:p>
                <text:p><text:span text:style-name="T9">Enable=1,</text:span></text:p>
                <text:p><text:span text:style-name="T9">Load=1,</text:span></text:p>
                <text:p><text:span text:style-name="T9">Updn=1.</text:span></text:p>
              </table:table-cell>
              <table:table-cell table:style-name="ce4">
                <text:p text:style-name="P11"><text:span text:style-name="T9">data_out=</text:span></text:p>
                <text:p text:style-name="P11"><text:span text:style-name="T9">up <text:s/>counting.</text:span></text:p>
              </table:table-cell>
              <table:table-cell>
                <text:p><text:span text:style-name="T9">rst_n=1, en=1, data_in= <text:s/>0, load_n=1, up_dn=1, data_out=200,</text:span></text:p>
                <text:p><text:span text:style-name="T9">rst_n=1, en=1, data_in= <text:s/>0, load_n=1, up_dn=1, data_out=201,</text:span></text:p>
                <text:p><text:span text:style-name="T9">rst_n=1, en=1, data_in= <text:s/>0, load_n=1, up_dn=1, data_out=201,</text:span></text:p>
                <text:p><text:span text:style-name="T9">rst_n=1, en=1, data_in= <text:s/>0, load_n=1, up_dn=1, data_out=202,</text:span></text:p>
                <text:p><text:span text:style-name="T9">rst_n=1, en=1, data_in= <text:s/>0, load_n=1, up_dn=1, data_out=202,</text:span></text:p>
                <text:p><text:span text:style-name="T9">rst_n=1, en=1, data_in= <text:s/>0, load_n=1, up_dn=1, data_out=203,</text:span></text:p>
                <text:p><text:span text:style-name="T9">rst_n=1, en=1, data_in= <text:s/>0, load_n=1, up_dn=1, data_out=203,</text:span></text:p>
                <text:p><text:span text:style-name="T9">rst_n=1, en=1, data_in= <text:s/>0, load_n=1, up_dn=1, data_out=204,</text:span></text:p>
                <text:p><text:span text:style-name="T9">rst_n=1, en=1, data_in= <text:s/>0, load_n=1, up_dn=1, data_out=204,</text:span></text:p>
                <text:p><text:span text:style-name="T9">rst_n=1, en=1, data_in= <text:s/>0, load_n=1, up_dn=1, data_out=205,</text:span></text:p>
                <text:p><text:span text:style-name="T9">rst_n=1, en=1, data_in= <text:s/>0, load_n=1, up_dn=1, data_out=205,</text:span></text:p>
                <text:p><text:span text:style-name="T9"/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4.</text:span></text:p>
              </table:table-cell>
              <table:table-cell>
                <text:p><text:span text:style-name="T9">enable check-</text:span></text:p>
                <text:p><text:span text:style-name="T9">Check updn is 1 when enable is 0,load_n is 1,reset is 1. According to spec it holds the previous data</text:span></text:p>
              </table:table-cell>
              <table:table-cell>
                <text:p><text:span text:style-name="T9">Make</text:span></text:p>
                <text:p><text:span text:style-name="T9">rst_n=1, enable=0</text:span></text:p>
                <text:p><text:span text:style-name="T9">,load=1</text:span></text:p>
                <text:p><text:span text:style-name="T9">Updn=1</text:span></text:p>
                <text:p><text:span text:style-name="T9"/></text:p>
              </table:table-cell>
              <table:table-cell table:style-name="ce4">
                <text:p text:style-name="P11"><text:span text:style-name="T9">data_out=</text:span></text:p>
                <text:p text:style-name="P11"><text:span text:style-name="T9">previous count</text:span></text:p>
              </table:table-cell>
              <table:table-cell>
                <text:p><text:span text:style-name="T9">time=2695,clk=1, rst_n=1, en=0, data_in= <text:s/>9, load_n=1, up_dn=1, data_out= <text:s/>9, </text:span></text:p>
                <text:p><text:span text:style-name="T9">time=2700,clk=0, rst_n=1, en=0, data_in=0, load_n=1, up_dn=1, data_out= <text:s/>9, </text:span></text:p>
                <text:p><text:span text:style-name="T9">time=2705,clk=1, rst_n=1, en=0, data_in=0, load_n=1, up_dn=1, data_out= <text:s/>9, <text:s/>time=2710,clk=0, rst_n=1, en=0, data_in= 0, load_n=1, up_dn=1, data_out= <text:s/>9, </text:span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8">5.</text:span></text:p>
              </table:table-cell>
              <table:table-cell>
                <text:p><text:span text:style-name="T9">count check-</text:span></text:p>
                <text:p><text:span text:style-name="T9">Check updn is 0</text:span></text:p>
                <text:p><text:span text:style-name="T9">When enable is 1,load is 1,reset is 1. According to spec it starts <text:s/>down counting.</text:span></text:p>
              </table:table-cell>
              <table:table-cell>
                <text:p><text:span text:style-name="T9">Make</text:span></text:p>
                <text:p><text:span text:style-name="T9">rst_n=1, enable=1</text:span></text:p>
                <text:p><text:span text:style-name="T9">,load=1</text:span></text:p>
                <text:p><text:span text:style-name="T9">updn=0</text:span></text:p>
              </table:table-cell>
              <table:table-cell table:style-name="ce4">
                <text:p text:style-name="P11"><text:span text:style-name="T9">data_out=</text:span></text:p>
                <text:p text:style-name="P11"><text:span text:style-name="T9">down counting.</text:span></text:p>
              </table:table-cell>
              <table:table-cell>
                <text:p><text:span text:style-name="T9">time=750,clk=0, rst_n=1, en=1, data_in= <text:s/>0, load_n=1, up_dn=0, data_out= 29, <text:s/>time=760,clk=0, rst_n=1, en=1, data_in= <text:s/>0, load_n=1, up_dn=0, data_out= 28, <text:s/>time=770,clk=0, rst_n=1, en=1, data_in= <text:s/>0, load_n=1, up_dn=0, data_out= 27, <text:s/>time=780,clk=0, rst_n=1, en=1, data_in= <text:s/>0, load_n=1, up_dn=0, data_out= 26,</text:span></text:p>
              </table:table-cell>
              <table:table-cell>
                <text:p><text:span text:style-name="T9">pass</text:span></text:p>
              </table:table-cell>
            </table:table-row>
            <table:table-row table:style-name="ro5" table:default-cell-style-name="ce3">
              <table:table-cell table:style-name="ce2">
                <text:p text:style-name="P12">6.</text:p>
              </table:table-cell>
              <table:table-cell>
                <text:p text:style-name="P13">Enable check-</text:p>
                <text:p text:style-name="P13">Check enable of the circuit by making enable is low,</text:p>
                <text:p text:style-name="P13">Load is unknown or z.</text:p>
                <text:p text:style-name="P13">According to spec it holds the previous count.</text:p>
              </table:table-cell>
              <table:table-cell>
                <text:p text:style-name="P13">Make </text:p>
                <text:p text:style-name="P13">rst_n=1,</text:p>
                <text:p text:style-name="P13">load=x or:z,</text:p>
                <text:p text:style-name="P13">Updn=1.</text:p>
              </table:table-cell>
              <table:table-cell table:style-name="ce4">
                <text:p text:style-name="P14">data_out=</text:p>
                <text:p text:style-name="P14">It holds the previous count.</text:p>
              </table:table-cell>
              <table:table-cell>
                <text:p text:style-name="P13"><text:span text:style-name="T9">rst_n=1, en=1, data_in=100, load_n=1, up_dn=0, data_out=219,</text:span></text:p>
                <text:p text:style-name="P13"><text:span text:style-name="T9">rst_n=1, en=1, data_in=100, load_n=x, up_dn=0, data_out=219,</text:span></text:p>
                <text:p text:style-name="P13"><text:span text:style-name="T9">rst_n=1, en=1, data_in=100, load_n=x, up_dn=0, data_out=219,</text:span></text:p>
                <text:p text:style-name="P13"><text:span text:style-name="T9">rst_n=1, en=1, data_in=100, load_n=z, up_dn=0, data_out=219,</text:span></text:p>
                <text:p text:style-name="P13"><text:span text:style-name="T9">rst_n=1, en=1, data_in=100, load_n=z, up_dn=0, data_out=219,</text:span></text:p>
                <text:p text:style-name="P13"><text:span text:style-name="T9"/></text:p>
              </table:table-cell>
              <table:table-cell/>
            </table:table-row>
            <table:table-row table:style-name="ro5" table:default-cell-style-name="ce3">
              <table:table-cell table:style-name="ce2">
                <text:p><text:span text:style-name="T8">7.</text:span></text:p>
              </table:table-cell>
              <table:table-cell>
                <text:p><text:span text:style-name="T9">Enable check-</text:span></text:p>
                <text:p><text:span text:style-name="T9">Check the if enable is unknown or z,load is <text:s/>1,reset is 1,updn 1.</text:span></text:p>
                <text:p><text:span text:style-name="T9">It holds the previous count.</text:span></text:p>
              </table:table-cell>
              <table:table-cell>
                <text:p><text:span text:style-name="T9">Make </text:span></text:p>
                <text:p><text:span text:style-name="T9">rst_n=1,</text:span></text:p>
                <text:p><text:span text:style-name="T9">enable=x or z,</text:span></text:p>
                <text:p><text:span text:style-name="T9">Load =1,</text:span></text:p>
                <text:p><text:span text:style-name="T9">Updn=1.</text:span></text:p>
              </table:table-cell>
              <table:table-cell table:style-name="ce4">
                <text:p text:style-name="P11"><text:span text:style-name="T9">data_out=</text:span></text:p>
                <text:p text:style-name="P11"><text:span text:style-name="T9">previous value</text:span></text:p>
              </table:table-cell>
              <table:table-cell>
                <text:p><text:span text:style-name="T9">time=2710,clk=0, rst_n=1, en=x, data_in= <text:s/>0, load_n=1, up_dn=1, data_out= <text:s/>9, </text:span></text:p>
                <text:p><text:span text:style-name="T9">time=2720,clk=0, rst_n=1, en=x, data_in= <text:s/>0, load_n=1, up_dn=1, data_out= <text:s/>9, </text:span></text:p>
                <text:p><text:span text:style-name="T9">time=2730,clk=0, rst_n=1, en=z, data_in= <text:s/>0, load_n=1, up_dn=1, data_out= <text:s/>9, </text:span></text:p>
                <text:p><text:span text:style-name="T9">time=2740,clk=0, rst_n=1, en=z, data_in= <text:s/>0, load_n=1, up_dn=1, data_out= <text:s/>9, </text:span></text:p>
              </table:table-cell>
              <table:table-cell>
                <text:p><text:span text:style-name="T9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8">8.</text:span></text:p>
              </table:table-cell>
              <table:table-cell>
                <text:p><text:span text:style-name="T9">Load check-</text:span></text:p>
                <text:p><text:span text:style-name="T9">Check the if load is unknown or z,enable is <text:s/>1,reset is 1,updn 1.</text:span></text:p>
                <text:p><text:span text:style-name="T9">It holds the previous count.</text:span></text:p>
              </table:table-cell>
              <table:table-cell>
                <text:p><text:span text:style-name="T9">Make </text:span></text:p>
                <text:p><text:span text:style-name="T9">rst_n=1,</text:span></text:p>
                <text:p><text:span text:style-name="T9">enable=1,</text:span></text:p>
                <text:p><text:span text:style-name="T9">Load =x or z,</text:span></text:p>
                <text:p><text:span text:style-name="T9">Updn=1.</text:span></text:p>
              </table:table-cell>
              <table:table-cell table:style-name="ce4">
                <text:p text:style-name="P11"><text:span text:style-name="T9">data_out=</text:span></text:p>
                <text:p text:style-name="P11"><text:span text:style-name="T9">previous value</text:span></text:p>
              </table:table-cell>
              <table:table-cell>
                <text:p><text:span text:style-name="T9">rst_n=1, en=1, data_in=100, load_n=x, up_dn=0, data_out=219,</text:span></text:p>
                <text:p><text:span text:style-name="T9">rst_n=1, en=1, data_in=100, load_n=x, up_dn=0, data_out=219,</text:span></text:p>
                <text:p><text:span text:style-name="T9">rst_n=1, en=1, data_in=100, load_n=z, up_dn=0, data_out=219,</text:span></text:p>
                <text:p><text:span text:style-name="T9">rst_n=1, en=1, data_in=100, load_n=z, up_dn=0, data_out=219,</text:span></text:p>
                <text:p><text:span text:style-name="T9"/></text:p>
              </table:table-cell>
              <table:table-cell>
                <text:p text:style-name="P13">pass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frame draw:style-name="standard" draw:layer="layout" svg:width="64.769cm" svg:height="13.483cm" svg:x="-21.606cm" svg:y="-3.8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7" table:default-cell-style-name="ce3">
              <table:table-cell table:style-name="ce2"/>
              <table:table-cell/>
              <table:table-cell/>
              <table:table-cell table:style-name="ce4"/>
              <table:table-cell/>
              <table:table-cell/>
            </table:table-row>
            <table:table-row table:style-name="ro8" table:default-cell-style-name="ce3">
              <table:table-cell table:style-name="ce2"/>
              <table:table-cell/>
              <table:table-cell/>
              <table:table-cell table:style-name="ce4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8:43:46.158503355</meta:creation-date>
    <dc:date>2016-11-15T15:02:34.941494973</dc:date>
    <meta:editing-duration>PT4H15M32S</meta:editing-duration>
    <meta:editing-cycles>39</meta:editing-cycles>
    <meta:generator>LibreOffice/4.3.7.2$Linux_X86_64 LibreOffice_project/430$Build-2</meta:generator>
    <meta:document-statistic meta:object-count="61"/>
  </office:meta>
</office:document-meta>
</file>